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42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99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74cm" fo:break-before="auto" style:use-optimal-row-height="true"/>
    </style:style>
    <style:style style:name="ro6" style:family="table-row">
      <style:table-row-properties style:row-height="1.286cm" fo:break-before="auto" style:use-optimal-row-height="true"/>
    </style:style>
    <style:style style:name="ro7" style:family="table-row">
      <style:table-row-properties style:row-height="0.935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96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1.236cm" fo:break-before="auto" style:use-optimal-row-height="true"/>
    </style:style>
    <style:style style:name="ro12" style:family="table-row">
      <style:table-row-properties style:row-height="0.815cm" fo:break-before="auto" style:use-optimal-row-height="true"/>
    </style:style>
    <style:style style:name="ro13" style:family="table-row">
      <style:table-row-properties style:row-height="1.316cm" fo:break-before="auto" style:use-optimal-row-height="true"/>
    </style:style>
    <style:style style:name="ro14" style:family="table-row">
      <style:table-row-properties style:row-height="0.453cm" fo:break-before="auto" style:use-optimal-row-height="false"/>
    </style:style>
    <style:style style:name="ro15" style:family="table-row">
      <style:table-row-properties style:row-height="1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wrap-option="wrap" fo:border="0.002cm solid #000000" style:vertical-align="middle"/>
      <style:text-properties style:font-name="メイリオ" fo:font-size="10.5pt" style:font-name-asian="メイリオ" style:font-size-asian="10.5pt" style:font-size-complex="10.5pt"/>
    </style:style>
    <style:style style:name="ce2" style:family="table-cell" style:parent-style-name="Default">
      <style:table-cell-properties fo:background-color="#99ff66" fo:wrap-option="wrap" fo:border="0.002cm solid #000000" style:vertical-align="middle"/>
      <style:text-properties style:font-name="メイリオ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map style:condition="is-true-formula(ISODD(ROW()))" style:apply-style-name="style-2" style:base-cell-address="Sheet1.G17"/>
    </style:style>
    <style:style style:name="ce4" style:family="table-cell" style:parent-style-name="Default">
      <style:map style:condition="is-true-formula(ISODD(ROW()))" style:apply-style-name="style-2" style:base-cell-address="Sheet1.C123"/>
    </style:style>
    <style:style style:name="ce5" style:family="table-cell" style:parent-style-name="Default">
      <style:map style:condition="is-true-formula(ISODD(ROW()))" style:apply-style-name="style-2" style:base-cell-address="Sheet1.C158"/>
    </style:style>
    <style:style style:name="ce6" style:family="table-cell" style:parent-style-name="Default"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wrap-option="wrap" fo:border="0.002cm solid #000000" style:vertical-align="middle"/>
      <style:text-properties style:font-name="Arial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border="0.002cm solid #000000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58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map style:condition="is-true-formula(ISODD(ROW()))" style:apply-style-name="style-2" style:base-cell-address="Sheet1.C158"/>
    </style:style>
    <style:style style:name="ce1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weight="bold" style:font-weight-asian="bold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wrap-option="wrap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cc9900" fo:border="0.002cm solid #000000"/>
    </style:style>
    <style:style style:name="ce22" style:family="table-cell" style:parent-style-name="Default">
      <style:table-cell-properties fo:background-color="#ffff00" fo:border="0.002cm solid #000000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border="0.002cm solid #000000"/>
    </style:style>
    <style:style style:name="ce26" style:family="table-cell" style:parent-style-name="Default">
      <style:table-cell-properties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G17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number-columns-repeated="2" table:default-cell-style-name="ce8"/>
        <table:table-column table:style-name="co5" table:default-cell-style-name="ce26"/>
        <table:table-column table:style-name="co5" table:number-columns-repeated="2" table:default-cell-style-name="Default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5" table:number-columns-repeated="2"/>
          <table:table-cell table:style-name="ce25" office:value-type="string">
            <text:p>GPS</text:p>
          </table:table-cell>
          <table:table-cell table:style-name="ce25"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string">
            <text:p>2019-05-07_09-06-04_000.jpg</text:p>
          </table:table-cell>
          <table:table-cell table:style-name="ce9" office:value-type="string">
            <text:p>:m 食べた物　間食 / 味噌スープ</text:p>
          </table:table-cell>
          <table:table-cell table:style-name="ce8"/>
          <table:table-cell/>
          <table:table-cell office:value-type="string">
            <text:p>N-35-35-25.96 E-139-34-49.87</text:p>
          </table:table-cell>
          <table:table-cell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7" office:value-type="string">
            <text:p>2019-05-07_11-00-57_000.jpg</text:p>
          </table:table-cell>
          <table:table-cell office:value-type="string">
            <text:p>:m 食べた物</text:p>
          </table:table-cell>
          <table:table-cell table:style-name="ce8"/>
          <table:table-cell/>
          <table:table-cell office:value-type="string">
            <text:p>N-35-35-28.4 E-139-34-49.32</text:p>
          </table:table-cell>
          <table:table-cell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8"/>
          <table:table-cell table:style-name="ce2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7" office:value-type="string">
            <text:p>2019-05-07_14-08-47_000.jpg</text:p>
          </table:table-cell>
          <table:table-cell office:value-type="string">
            <text:p>:PHOTO 記録 / PC画面 / デスクトップPC / 「令和新選組」、問い合わせ、寄付 メール 山本太郎</text:p>
          </table:table-cell>
          <table:table-cell table:style-name="ce8"/>
          <table:table-cell/>
          <table:table-cell office:value-type="string">
            <text:p>N-35-35-28.31 E-139-34-49.16</text:p>
          </table:table-cell>
          <table:table-cell table:formula="of:=IF([.E4]=&quot;&quot;;[.C4];CONCATENATE([.C4];&quot; / &quot;;[.E4]))" office:value-type="string" office:string-value=":PHOTO 記録 / PC画面 / デスクトップPC / 「令和新選組」、問い合わせ、寄付 メール 山本太郎">
            <text:p>:PHOTO 記録 / PC画面 / デスクトップPC / 「令和新選組」、問い合わせ、寄付 メール 山本太郎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7" office:value-type="string">
            <text:p>2019-05-07_14-08-53_000.jpg</text:p>
          </table:table-cell>
          <table:table-cell office:value-type="string">
            <text:p>:PHOTO 記録 / PC画面 / デスクトップPC / 「令和新選組」、問い合わせ、寄付 メール 山本太郎</text:p>
          </table:table-cell>
          <table:table-cell table:style-name="ce8"/>
          <table:table-cell/>
          <table:table-cell office:value-type="string">
            <text:p>N-35-35-28.38 E-139-34-49.16</text:p>
          </table:table-cell>
          <table:table-cell table:formula="of:=IF([.E5]=&quot;&quot;;[.C5];CONCATENATE([.C5];&quot; / &quot;;[.E5]))" office:value-type="string" office:string-value=":PHOTO 記録 / PC画面 / デスクトップPC / 「令和新選組」、問い合わせ、寄付 メール 山本太郎">
            <text:p>:PHOTO 記録 / PC画面 / デスクトップPC / 「令和新選組」、問い合わせ、寄付 メール 山本太郎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7" office:value-type="string">
            <text:p>2019-05-07_20-25-39_000.jpg</text:p>
          </table:table-cell>
          <table:table-cell table:style-name="ce9" office:value-type="string">
            <text:p>:m 食べた物</text:p>
          </table:table-cell>
          <table:table-cell table:style-name="ce8"/>
          <table:table-cell/>
          <table:table-cell office:value-type="string">
            <text:p>N-35-35-28.31 E-139-34-49.16</text:p>
          </table:table-cell>
          <table:table-cell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7" office:value-type="string">
            <text:p>2019-05-07_23-39-44_000.jpg</text:p>
          </table:table-cell>
          <table:table-cell table:style-name="ce9" office:value-type="string">
            <text:p>:m 髪の毛</text:p>
          </table:table-cell>
          <table:table-cell table:style-name="ce8"/>
          <table:table-cell/>
          <table:table-cell office:value-type="string">
            <text:p>N-35-35-28.52 E-139-34-49.87</text:p>
          </table:table-cell>
          <table:table-cell table:formula="of:=IF([.E7]=&quot;&quot;;[.C7];CONCATENATE([.C7];&quot; / &quot;;[.E7]))" office:value-type="string" office:string-value=":m 髪の毛">
            <text:p>:m 髪の毛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7" office:value-type="string">
            <text:p>2019-05-07_23-40-03_000.jpg</text:p>
          </table:table-cell>
          <table:table-cell table:style-name="ce9" office:value-type="string">
            <text:p>:m 髪の毛</text:p>
          </table:table-cell>
          <table:table-cell table:style-name="ce8"/>
          <table:table-cell/>
          <table:table-cell office:value-type="string">
            <text:p>N-35-35-28.53 E-139-34-49.27</text:p>
          </table:table-cell>
          <table:table-cell table:formula="of:=IF([.E8]=&quot;&quot;;[.C8];CONCATENATE([.C8];&quot; / &quot;;[.E8]))" office:value-type="string" office:string-value=":m 髪の毛">
            <text:p>:m 髪の毛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7" office:value-type="string">
            <text:p>2019-05-07_23-40-26_000.jpg</text:p>
          </table:table-cell>
          <table:table-cell table:style-name="ce9" office:value-type="string">
            <text:p>:m 髪の毛</text:p>
          </table:table-cell>
          <table:table-cell table:style-name="ce8"/>
          <table:table-cell/>
          <table:table-cell office:value-type="string">
            <text:p>N-35-35-28.7 E-139-34-49.38</text:p>
          </table:table-cell>
          <table:table-cell table:formula="of:=IF([.E9]=&quot;&quot;;[.C9];CONCATENATE([.C9];&quot; / &quot;;[.E9]))" office:value-type="string" office:string-value=":m 髪の毛">
            <text:p>:m 髪の毛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7" office:value-type="string">
            <text:p>2019-05-07_23-41-03_000.jpg</text:p>
          </table:table-cell>
          <table:table-cell table:style-name="ce9" office:value-type="string">
            <text:p>:m 髪の毛</text:p>
          </table:table-cell>
          <table:table-cell table:style-name="ce8"/>
          <table:table-cell/>
          <table:table-cell office:value-type="string">
            <text:p>N-35-35-28.61 E-139-34-49.38</text:p>
          </table:table-cell>
          <table:table-cell table:formula="of:=IF([.E10]=&quot;&quot;;[.C10];CONCATENATE([.C10];&quot; / &quot;;[.E10]))" office:value-type="string" office:string-value=":m 髪の毛">
            <text:p>:m 髪の毛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7" office:value-type="string">
            <text:p>2019-05-07_23-42-04_000.jpg</text:p>
          </table:table-cell>
          <table:table-cell table:style-name="ce9" office:value-type="string">
            <text:p>:m 髪の毛</text:p>
          </table:table-cell>
          <table:table-cell table:style-name="ce8"/>
          <table:table-cell/>
          <table:table-cell office:value-type="string">
            <text:p>N-35-35-28.64 E-139-34-49.49</text:p>
          </table:table-cell>
          <table:table-cell table:formula="of:=IF([.E11]=&quot;&quot;;[.C11];CONCATENATE([.C11];&quot; / &quot;;[.E11]))" office:value-type="string" office:string-value=":m 髪の毛">
            <text:p>:m 髪の毛</text:p>
          </table:table-cell>
          <table:table-cell table:style-name="ce8" office:value-type="string">
            <text:p>)</text:p>
          </table:table-cell>
          <table:table-cell table:style-name="ce25" office:value-type="string">
            <text:p>N-35-35-28.64 E-139-34-49.65</text:p>
          </table:table-cell>
        </table:table-row>
        <table:table-row table:style-name="ro5">
          <table:table-cell table:style-name="ce2" office:value-type="float" office:value="11">
            <text:p>11</text:p>
          </table:table-cell>
          <table:table-cell table:style-name="ce7" office:value-type="string">
            <text:p>2019-05-08_01-31-05_000.jpg</text:p>
          </table:table-cell>
          <table:table-cell table:style-name="ce10" office:value-type="string">
            <text:p>:m other / log / 寝る前　ウェブ閲覧　記録　（for オナニー） / 未了 </text:p>
          </table:table-cell>
          <table:table-cell table:style-name="ce8"/>
          <table:table-cell/>
          <table:table-cell office:value-type="string">
            <text:p>N-35-35-28.93 E-139-34-49.49</text:p>
          </table:table-cell>
          <table:table-cell table:formula="of:=IF([.E12]=&quot;&quot;;[.C12];CONCATENATE([.C12];&quot; / &quot;;[.E12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7" office:value-type="string">
            <text:p>2019-05-08_01-37-50_000.png</text:p>
          </table:table-cell>
          <table:table-cell table:style-name="ce9" office:value-type="string">
            <text:p>:m :PHOTO 寝た時刻 / 20190213</text:p>
          </table:table-cell>
          <table:table-cell table:style-name="ce8"/>
          <table:table-cell/>
          <table:table-cell office:value-type="string">
            <text:p>N-35-35-28.92 E-139-34-49.43</text:p>
          </table:table-cell>
          <table:table-cell table:formula="of:=IF([.E13]=&quot;&quot;;[.C13];CONCATENATE([.C13];&quot; / &quot;;[.E13]))" office:value-type="string" office:string-value=":m :PHOTO 寝た時刻 / 20190213">
            <text:p>:m :PHOTO 寝た時刻 / 20190213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7" office:value-type="string">
            <text:p>2019-05-08_11-12-39_000.jpg</text:p>
          </table:table-cell>
          <table:table-cell table:style-name="ce12" office:value-type="string">
            <text:p>:m 1-2*3 RES / 245 / 『四元数』　今野紀雄 / p.19</text:p>
          </table:table-cell>
          <table:table-cell table:style-name="ce8"/>
          <table:table-cell/>
          <table:table-cell office:value-type="string">
            <text:p>N-35-35-28.86 E-139-34-49.38</text:p>
          </table:table-cell>
          <table:table-cell table:formula="of:=IF([.E14]=&quot;&quot;;[.C14];CONCATENATE([.C14];&quot; / &quot;;[.E14]))" office:value-type="string" office:string-value=":m 1-2*3 RES / 245 / 『四元数』　今野紀雄 / p.19">
            <text:p>:m 1-2*3 RES / 245 / 『四元数』　今野紀雄 / p.19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7" office:value-type="string">
            <text:p>2019-05-08_11-13-08_000.jpg</text:p>
          </table:table-cell>
          <table:table-cell table:style-name="ce12" office:value-type="string">
            <text:p>:m 3*3 RES / 245 / 『四元数』　今野紀雄 / p.19</text:p>
          </table:table-cell>
          <table:table-cell table:style-name="ce8"/>
          <table:table-cell/>
          <table:table-cell office:value-type="string">
            <text:p>N-35-35-29.01 E-139-34-49.32</text:p>
          </table:table-cell>
          <table:table-cell table:formula="of:=IF([.E19]=&quot;&quot;;[.C19];CONCATENATE([.C19];&quot; / &quot;;[.E19]))" office:value-type="string" office:string-value=":m :PHOTO 起きた時刻 / 2019 / １時間前">
            <text:p>:m :PHOTO 起きた時刻 / 2019 / １時間前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7" office:value-type="string">
            <text:p>2019-05-08_11-13-43_000.jpg</text:p>
          </table:table-cell>
          <table:table-cell office:value-type="string">
            <text:p>:m :th / 「本来」、「本然」というもの</text:p>
          </table:table-cell>
          <table:table-cell table:style-name="ce8"/>
          <table:table-cell/>
          <table:table-cell office:value-type="string">
            <text:p>N-35-35-29.0 E-139-34-49.43</text:p>
          </table:table-cell>
          <table:table-cell table:formula="of:=IF([.E16]=&quot;&quot;;[.C16];CONCATENATE([.C16];&quot; / &quot;;[.E16]))" office:value-type="string" office:string-value=":m :th / 「本来」、「本然」というもの">
            <text:p>:m :th / 「本来」、「本然」というもの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7" office:value-type="string">
            <text:p>2019-05-08_11-14-09_000.jpg</text:p>
          </table:table-cell>
          <table:table-cell office:value-type="string">
            <text:p>:m :th / 好きなものを作る；肯定を受ける</text:p>
          </table:table-cell>
          <table:table-cell table:style-name="ce8"/>
          <table:table-cell/>
          <table:table-cell office:value-type="string">
            <text:p>N-35-35-28.63 E-139-34-49.38</text:p>
          </table:table-cell>
          <table:table-cell table:formula="of:=IF([.E17]=&quot;&quot;;[.C17];CONCATENATE([.C17];&quot; / &quot;;[.E17]))" office:value-type="string" office:string-value=":m :th / 好きなものを作る；肯定を受ける">
            <text:p>:m :th / 好きなものを作る；肯定を受ける</text:p>
          </table:table-cell>
          <table:table-cell table:style-name="ce8"/>
          <table:table-cell table:style-name="ce25"/>
        </table:table-row>
        <table:table-row table:style-name="ro6">
          <table:table-cell table:style-name="ce3" office:value-type="float" office:value="17">
            <text:p>17</text:p>
          </table:table-cell>
          <table:table-cell table:style-name="ce8" office:value-type="string">
            <text:p>2019-05-08_11-14-42_000.jpg</text:p>
          </table:table-cell>
          <table:table-cell table:style-name="ce9" office:value-type="string">
            <text:p>:m art / dessin / D-17 8# / des.アベリア：葉；カエデ：葉</text:p>
          </table:table-cell>
          <table:table-cell table:style-name="ce8"/>
          <table:table-cell/>
          <table:table-cell office:value-type="string">
            <text:p>N-35-35-28.63 E-139-34-49.71</text:p>
          </table:table-cell>
          <table:table-cell table:formula="of:=IF([.E18]=&quot;&quot;;[.C18];CONCATENATE([.C18];&quot; / &quot;;[.E18]))" office:value-type="string" office:string-value=":m art / dessin / D-17 8# / des.アベリア：葉；カエデ：葉">
            <text:p>:m art / dessin / D-17 8# / des.アベリア：葉；カエデ：葉</text:p>
          </table:table-cell>
          <table:table-cell table:style-name="ce25" table:number-columns-repeated="2"/>
        </table:table-row>
        <table:table-row table:style-name="ro7">
          <table:table-cell table:style-name="ce3" office:value-type="float" office:value="18">
            <text:p>18</text:p>
          </table:table-cell>
          <table:table-cell table:style-name="ce9" office:value-type="string">
            <text:p>2019-05-08_11-19-10_000.jpg</text:p>
          </table:table-cell>
          <table:table-cell table:style-name="ce11" office:value-type="string">
            <text:p>:m :PHOTO 起きた時刻 / 2019 / １時間前</text:p>
          </table:table-cell>
          <table:table-cell table:style-name="ce8"/>
          <table:table-cell/>
          <table:table-cell office:value-type="string">
            <text:p>N-35-35-29.01 E-139-34-49.71</text:p>
          </table:table-cell>
          <table:table-cell table:formula="of:=IF([.E19]=&quot;&quot;;[.C19];CONCATENATE([.C19];&quot; / &quot;;[.E19]))" office:value-type="string" office:string-value=":m :PHOTO 起きた時刻 / 2019 / １時間前">
            <text:p>:m :PHOTO 起きた時刻 / 2019 / １時間前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9"/>
          <table:table-cell table:style-name="ce9"/>
          <table:table-cell table:style-name="ce8"/>
          <table:table-cell/>
          <table:table-cell office:value-type="string">
            <text:p>N-35-35-28.78 E-139-34-49.54</text:p>
          </table:table-cell>
          <table:table-cell table:formula="of:=IF([.E20]=&quot;&quot;;[.C20];CONCATENATE([.C20];&quot; / &quot;;[.E20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10"/>
          <table:table-cell table:style-name="ce9"/>
          <table:table-cell table:style-name="ce8"/>
          <table:table-cell/>
          <table:table-cell office:value-type="string">
            <text:p>N-35-35-28.77 E-139-34-49.54</text:p>
          </table:table-cell>
          <table:table-cell table:formula="of:=IF([.E21]=&quot;&quot;;[.C21];CONCATENATE([.C21];&quot; / &quot;;[.E21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11"/>
          <table:table-cell table:style-name="ce9"/>
          <table:table-cell table:style-name="ce8"/>
          <table:table-cell/>
          <table:table-cell office:value-type="string">
            <text:p>N-35-35-28.78 E-139-34-49.49</text:p>
          </table:table-cell>
          <table:table-cell table:formula="of:=IF([.E22]=&quot;&quot;;[.C22];CONCATENATE([.C22];&quot; / &quot;;[.E22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9"/>
          <table:table-cell table:style-name="ce9"/>
          <table:table-cell table:style-name="ce8"/>
          <table:table-cell table:formula="of:=[.F23]" office:value-type="string" office:string-value="N-35-28-28.69 E-139-38-6.58">
            <text:p>N-35-28-28.69 E-139-38-6.58</text:p>
          </table:table-cell>
          <table:table-cell office:value-type="string">
            <text:p>N-35-28-28.69 E-139-38-6.58</text:p>
          </table:table-cell>
          <table:table-cell table:formula="of:=IF([.E23]=&quot;&quot;;[.C23];CONCATENATE([.C23];&quot; / &quot;;[.E23]))" office:value-type="string" office:string-value=" / N-35-28-28.69 E-139-38-6.58">
            <text:p><text:s/>/ N-35-28-28.69 E-139-38-6.58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12"/>
          <table:table-cell table:style-name="ce12"/>
          <table:table-cell table:style-name="ce8"/>
          <table:table-cell table:formula="of:=[.F24]" office:value-type="string" office:string-value="N-35-28-28.73 E-139-38-6.53">
            <text:p>N-35-28-28.73 E-139-38-6.53</text:p>
          </table:table-cell>
          <table:table-cell office:value-type="string">
            <text:p>N-35-28-28.73 E-139-38-6.53</text:p>
          </table:table-cell>
          <table:table-cell table:formula="of:=IF([.E24]=&quot;&quot;;[.C24];CONCATENATE([.C24];&quot; / &quot;;[.E24]))" office:value-type="string" office:string-value=" / N-35-28-28.73 E-139-38-6.53">
            <text:p><text:s/>/ N-35-28-28.73 E-139-38-6.53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9"/>
          <table:table-cell table:style-name="ce12"/>
          <table:table-cell table:style-name="ce8"/>
          <table:table-cell table:formula="of:=[.F25]" office:value-type="string" office:string-value="N-35-28-28.8 E-139-38-6.42">
            <text:p>N-35-28-28.8 E-139-38-6.42</text:p>
          </table:table-cell>
          <table:table-cell office:value-type="string">
            <text:p>N-35-28-28.8 E-139-38-6.42</text:p>
          </table:table-cell>
          <table:table-cell table:formula="of:=IF([.E25]=&quot;&quot;;[.C25];CONCATENATE([.C25];&quot; / &quot;;[.E25]))" office:value-type="string" office:string-value=" / N-35-28-28.8 E-139-38-6.42">
            <text:p><text:s/>/ N-35-28-28.8 E-139-38-6.42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12"/>
          <table:table-cell table:style-name="ce12"/>
          <table:table-cell table:style-name="ce8"/>
          <table:table-cell table:formula="of:=[.F26]" office:value-type="string" office:string-value="N-35-28-28.8 E-139-38-6.42">
            <text:p>N-35-28-28.8 E-139-38-6.42</text:p>
          </table:table-cell>
          <table:table-cell office:value-type="string">
            <text:p>N-35-28-28.8 E-139-38-6.42</text:p>
          </table:table-cell>
          <table:table-cell table:formula="of:=IF([.E26]=&quot;&quot;;[.C26];CONCATENATE([.C26];&quot; / &quot;;[.E26]))" office:value-type="string" office:string-value=" / N-35-28-28.8 E-139-38-6.42">
            <text:p><text:s/>/ N-35-28-28.8 E-139-38-6.42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 table:style-name="ce12"/>
          <table:table-cell table:style-name="ce8"/>
          <table:table-cell table:formula="of:=[.F27]" office:value-type="string" office:string-value="N-35-28-28.72 E-139-38-6.09">
            <text:p>N-35-28-28.72 E-139-38-6.09</text:p>
          </table:table-cell>
          <table:table-cell office:value-type="string">
            <text:p>N-35-28-28.72 E-139-38-6.09</text:p>
          </table:table-cell>
          <table:table-cell table:formula="of:=IF([.E27]=&quot;&quot;;[.C27];CONCATENATE([.C27];&quot; / &quot;;[.E27]))" office:value-type="string" office:string-value=" / N-35-28-28.72 E-139-38-6.09">
            <text:p><text:s/>/ N-35-28-28.72 E-139-38-6.09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 table:style-name="ce12"/>
          <table:table-cell table:style-name="ce8"/>
          <table:table-cell table:formula="of:=[.F28]" office:value-type="string" office:string-value="N-35-28-29.27 E-139-38-6.97">
            <text:p>N-35-28-29.27 E-139-38-6.97</text:p>
          </table:table-cell>
          <table:table-cell office:value-type="string">
            <text:p>N-35-28-29.27 E-139-38-6.97</text:p>
          </table:table-cell>
          <table:table-cell table:formula="of:=IF([.E28]=&quot;&quot;;[.C28];CONCATENATE([.C28];&quot; / &quot;;[.E28]))" office:value-type="string" office:string-value=" / N-35-28-29.27 E-139-38-6.97">
            <text:p><text:s/>/ N-35-28-29.27 E-139-38-6.97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 table:style-name="ce12"/>
          <table:table-cell table:style-name="ce8"/>
          <table:table-cell table:formula="of:=[.F29]" office:value-type="string" office:string-value="N-35-28-29.28 E-139-38-6.09">
            <text:p>N-35-28-29.28 E-139-38-6.09</text:p>
          </table:table-cell>
          <table:table-cell office:value-type="string">
            <text:p>N-35-28-29.28 E-139-38-6.09</text:p>
          </table:table-cell>
          <table:table-cell table:formula="of:=IF([.E29]=&quot;&quot;;[.C29];CONCATENATE([.C29];&quot; / &quot;;[.E29]))" office:value-type="string" office:string-value=" / N-35-28-29.28 E-139-38-6.09">
            <text:p><text:s/>/ N-35-28-29.28 E-139-38-6.09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 table:style-name="ce9"/>
          <table:table-cell table:style-name="ce8"/>
          <table:table-cell table:formula="of:=[.F30]" office:value-type="string" office:string-value="N-35-28-28.32 E-139-38-6.8">
            <text:p>N-35-28-28.32 E-139-38-6.8</text:p>
          </table:table-cell>
          <table:table-cell office:value-type="string">
            <text:p>N-35-28-28.32 E-139-38-6.8</text:p>
          </table:table-cell>
          <table:table-cell table:formula="of:=IF([.E30]=&quot;&quot;;[.C30];CONCATENATE([.C30];&quot; / &quot;;[.E30]))" office:value-type="string" office:string-value=" / N-35-28-28.32 E-139-38-6.8">
            <text:p><text:s/>/ N-35-28-28.32 E-139-38-6.8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 table:style-name="ce9"/>
          <table:table-cell table:style-name="ce8"/>
          <table:table-cell table:formula="of:=[.F31]" office:value-type="string" office:string-value="N-35-28-32.82 E-139-38-9.61">
            <text:p>N-35-28-32.82 E-139-38-9.61</text:p>
          </table:table-cell>
          <table:table-cell office:value-type="string">
            <text:p>N-35-28-32.82 E-139-38-9.61</text:p>
          </table:table-cell>
          <table:table-cell table:formula="of:=IF([.E31]=&quot;&quot;;[.C31];CONCATENATE([.C31];&quot; / &quot;;[.E31]))" office:value-type="string" office:string-value=" / N-35-28-32.82 E-139-38-9.61">
            <text:p><text:s/>/ N-35-28-32.82 E-139-38-9.61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 table:style-name="ce9"/>
          <table:table-cell table:style-name="ce8"/>
          <table:table-cell table:formula="of:=[.F32]" office:value-type="string" office:string-value="N-35-28-31.09 E-139-38-8.73">
            <text:p>N-35-28-31.09 E-139-38-8.73</text:p>
          </table:table-cell>
          <table:table-cell office:value-type="string">
            <text:p>N-35-28-31.09 E-139-38-8.73</text:p>
          </table:table-cell>
          <table:table-cell table:formula="of:=IF([.E32]=&quot;&quot;;[.C32];CONCATENATE([.C32];&quot; / &quot;;[.E32]))" office:value-type="string" office:string-value=" / N-35-28-31.09 E-139-38-8.73">
            <text:p><text:s/>/ N-35-28-31.09 E-139-38-8.73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 table:style-name="ce9"/>
          <table:table-cell table:style-name="ce8"/>
          <table:table-cell table:formula="of:=[.F33]" office:value-type="string" office:string-value="N-35-28-31.09 E-139-38-8.73">
            <text:p>N-35-28-31.09 E-139-38-8.73</text:p>
          </table:table-cell>
          <table:table-cell office:value-type="string">
            <text:p>N-35-28-31.09 E-139-38-8.73</text:p>
          </table:table-cell>
          <table:table-cell table:formula="of:=IF([.E33]=&quot;&quot;;[.C33];CONCATENATE([.C33];&quot; / &quot;;[.E33]))" office:value-type="string" office:string-value=" / N-35-28-31.09 E-139-38-8.73">
            <text:p><text:s/>/ N-35-28-31.09 E-139-38-8.73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 table:style-name="ce9"/>
          <table:table-cell table:style-name="ce8"/>
          <table:table-cell table:formula="of:=[.F34]" office:value-type="string" office:string-value="N-35-28-31.09 E-139-38-8.73">
            <text:p>N-35-28-31.09 E-139-38-8.73</text:p>
          </table:table-cell>
          <table:table-cell office:value-type="string">
            <text:p>N-35-28-31.09 E-139-38-8.73</text:p>
          </table:table-cell>
          <table:table-cell table:formula="of:=IF([.E34]=&quot;&quot;;[.C34];CONCATENATE([.C34];&quot; / &quot;;[.E34]))" office:value-type="string" office:string-value=" / N-35-28-31.09 E-139-38-8.73">
            <text:p><text:s/>/ N-35-28-31.09 E-139-38-8.73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9"/>
          <table:table-cell table:style-name="ce9"/>
          <table:table-cell table:style-name="ce8"/>
          <table:table-cell table:formula="of:=[.F35]" office:value-type="string" office:string-value="N-35-28-31.09 E-139-38-8.73">
            <text:p>N-35-28-31.09 E-139-38-8.73</text:p>
          </table:table-cell>
          <table:table-cell office:value-type="string">
            <text:p>N-35-28-31.09 E-139-38-8.73</text:p>
          </table:table-cell>
          <table:table-cell table:formula="of:=IF([.E35]=&quot;&quot;;[.C35];CONCATENATE([.C35];&quot; / &quot;;[.E35]))" office:value-type="string" office:string-value=" / N-35-28-31.09 E-139-38-8.73">
            <text:p><text:s/>/ N-35-28-31.09 E-139-38-8.73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9"/>
          <table:table-cell table:style-name="ce9"/>
          <table:table-cell table:style-name="ce8"/>
          <table:table-cell table:formula="of:=[.F36]" office:value-type="string" office:string-value="N-35-28-31.23 E-139-38-8.73">
            <text:p>N-35-28-31.23 E-139-38-8.73</text:p>
          </table:table-cell>
          <table:table-cell office:value-type="string">
            <text:p>N-35-28-31.23 E-139-38-8.73</text:p>
          </table:table-cell>
          <table:table-cell table:formula="of:=IF([.E36]=&quot;&quot;;[.C36];CONCATENATE([.C36];&quot; / &quot;;[.E36]))" office:value-type="string" office:string-value=" / N-35-28-31.23 E-139-38-8.73">
            <text:p><text:s/>/ N-35-28-31.23 E-139-38-8.73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12"/>
          <table:table-cell table:style-name="ce9"/>
          <table:table-cell table:style-name="ce8"/>
          <table:table-cell table:formula="of:=[.F37]" office:value-type="string" office:string-value="N-35-28-31.16 E-139-38-8.73">
            <text:p>N-35-28-31.16 E-139-38-8.73</text:p>
          </table:table-cell>
          <table:table-cell office:value-type="string">
            <text:p>N-35-28-31.16 E-139-38-8.73</text:p>
          </table:table-cell>
          <table:table-cell table:formula="of:=IF([.E37]=&quot;&quot;;[.C37];CONCATENATE([.C37];&quot; / &quot;;[.E37]))" office:value-type="string" office:string-value=" / N-35-28-31.16 E-139-38-8.73">
            <text:p><text:s/>/ N-35-28-31.16 E-139-38-8.73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 table:style-name="ce9"/>
          <table:table-cell table:style-name="ce8"/>
          <table:table-cell table:formula="of:=[.F38]" office:value-type="string" office:string-value="N-35-28-31.12 E-139-38-8.67">
            <text:p>N-35-28-31.12 E-139-38-8.67</text:p>
          </table:table-cell>
          <table:table-cell office:value-type="string">
            <text:p>N-35-28-31.12 E-139-38-8.67</text:p>
          </table:table-cell>
          <table:table-cell table:formula="of:=IF([.E38]=&quot;&quot;;[.C38];CONCATENATE([.C38];&quot; / &quot;;[.E38]))" office:value-type="string" office:string-value=" / N-35-28-31.12 E-139-38-8.67">
            <text:p><text:s/>/ N-35-28-31.12 E-139-38-8.67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 table:style-name="ce9"/>
          <table:table-cell table:style-name="ce8"/>
          <table:table-cell table:formula="of:=[.F39]" office:value-type="string" office:string-value="N-35-28-31.05 E-139-38-8.56">
            <text:p>N-35-28-31.05 E-139-38-8.56</text:p>
          </table:table-cell>
          <table:table-cell office:value-type="string">
            <text:p>N-35-28-31.05 E-139-38-8.56</text:p>
          </table:table-cell>
          <table:table-cell table:formula="of:=IF([.E39]=&quot;&quot;;[.C39];CONCATENATE([.C39];&quot; / &quot;;[.E39]))" office:value-type="string" office:string-value=" / N-35-28-31.05 E-139-38-8.56">
            <text:p><text:s/>/ N-35-28-31.05 E-139-38-8.56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 table:style-name="ce9"/>
          <table:table-cell table:style-name="ce8"/>
          <table:table-cell table:formula="of:=[.F40]" office:value-type="string" office:string-value="N-35-28-31.05 E-139-38-8.56">
            <text:p>N-35-28-31.05 E-139-38-8.56</text:p>
          </table:table-cell>
          <table:table-cell office:value-type="string">
            <text:p>N-35-28-31.05 E-139-38-8.56</text:p>
          </table:table-cell>
          <table:table-cell table:formula="of:=IF([.E40]=&quot;&quot;;[.C40];CONCATENATE([.C40];&quot; / &quot;;[.E40]))" office:value-type="string" office:string-value=" / N-35-28-31.05 E-139-38-8.56">
            <text:p><text:s/>/ N-35-28-31.05 E-139-38-8.56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 table:style-name="ce9"/>
          <table:table-cell table:style-name="ce8"/>
          <table:table-cell table:formula="of:=[.F41]" office:value-type="string" office:string-value="N-35-28-31.05 E-139-38-8.56">
            <text:p>N-35-28-31.05 E-139-38-8.56</text:p>
          </table:table-cell>
          <table:table-cell office:value-type="string">
            <text:p>N-35-28-31.05 E-139-38-8.56</text:p>
          </table:table-cell>
          <table:table-cell table:formula="of:=IF([.E41]=&quot;&quot;;[.C41];CONCATENATE([.C41];&quot; / &quot;;[.E41]))" office:value-type="string" office:string-value=" / N-35-28-31.05 E-139-38-8.56">
            <text:p><text:s/>/ N-35-28-31.05 E-139-38-8.56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 table:style-name="ce9"/>
          <table:table-cell table:style-name="ce8"/>
          <table:table-cell table:formula="of:=[.F42]" office:value-type="string" office:string-value="N-35-28-31.05 E-139-38-8.56">
            <text:p>N-35-28-31.05 E-139-38-8.56</text:p>
          </table:table-cell>
          <table:table-cell office:value-type="string">
            <text:p>N-35-28-31.05 E-139-38-8.56</text:p>
          </table:table-cell>
          <table:table-cell table:formula="of:=IF([.E42]=&quot;&quot;;[.C42];CONCATENATE([.C42];&quot; / &quot;;[.E42]))" office:value-type="string" office:string-value=" / N-35-28-31.05 E-139-38-8.56">
            <text:p><text:s/>/ N-35-28-31.05 E-139-38-8.56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9"/>
          <table:table-cell table:style-name="ce9"/>
          <table:table-cell table:style-name="ce8"/>
          <table:table-cell table:formula="of:=[.F43]" office:value-type="string" office:string-value="N-35-28-31.05 E-139-38-8.56">
            <text:p>N-35-28-31.05 E-139-38-8.56</text:p>
          </table:table-cell>
          <table:table-cell office:value-type="string">
            <text:p>N-35-28-31.05 E-139-38-8.56</text:p>
          </table:table-cell>
          <table:table-cell table:formula="of:=IF([.E43]=&quot;&quot;;[.C43];CONCATENATE([.C43];&quot; / &quot;;[.E43]))" office:value-type="string" office:string-value=" / N-35-28-31.05 E-139-38-8.56">
            <text:p><text:s/>/ N-35-28-31.05 E-139-38-8.56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9"/>
          <table:table-cell table:style-name="ce9"/>
          <table:table-cell table:style-name="ce8"/>
          <table:table-cell/>
          <table:table-cell office:value-type="string">
            <text:p>N-35-35-28.83 E-139-34-49.6</text:p>
          </table:table-cell>
          <table:table-cell table:formula="of:=IF([.E44]=&quot;&quot;;[.C44];CONCATENATE([.C44];&quot; / &quot;;[.E44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9"/>
          <table:table-cell table:style-name="ce9"/>
          <table:table-cell table:style-name="ce8"/>
          <table:table-cell/>
          <table:table-cell office:value-type="string">
            <text:p>N-35-35-28.56 E-139-34-49.32</text:p>
          </table:table-cell>
          <table:table-cell table:formula="of:=IF([.E45]=&quot;&quot;;[.C45];CONCATENATE([.C45];&quot; / &quot;;[.E45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12"/>
          <table:table-cell table:style-name="ce9"/>
          <table:table-cell table:style-name="ce8"/>
          <table:table-cell/>
          <table:table-cell office:value-type="string">
            <text:p>N-35-35-28.48 E-139-34-49.27</text:p>
          </table:table-cell>
          <table:table-cell table:formula="of:=IF([.E46]=&quot;&quot;;[.C46];CONCATENATE([.C46];&quot; / &quot;;[.E46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53 E-139-34-49.22</text:p>
          </table:table-cell>
          <table:table-cell table:formula="of:=IF([.E47]=&quot;&quot;;[.C47];CONCATENATE([.C47];&quot; / &quot;;[.E47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75 E-139-34-49.27</text:p>
          </table:table-cell>
          <table:table-cell table:formula="of:=IF([.E48]=&quot;&quot;;[.C48];CONCATENATE([.C48];&quot; / &quot;;[.E48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7 E-139-34-49.27</text:p>
          </table:table-cell>
          <table:table-cell table:formula="of:=IF([.E49]=&quot;&quot;;[.C49];CONCATENATE([.C49];&quot; / &quot;;[.E49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7 E-139-34-49.27</text:p>
          </table:table-cell>
          <table:table-cell table:formula="of:=IF([.E50]=&quot;&quot;;[.C50];CONCATENATE([.C50];&quot; / &quot;;[.E50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61 E-139-34-49.49</text:p>
          </table:table-cell>
          <table:table-cell table:formula="of:=IF([.E51]=&quot;&quot;;[.C51];CONCATENATE([.C51];&quot; / &quot;;[.E51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68 E-139-34-49.49</text:p>
          </table:table-cell>
          <table:table-cell table:formula="of:=IF([.E52]=&quot;&quot;;[.C52];CONCATENATE([.C52];&quot; / &quot;;[.E52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7 E-139-34-49.38</text:p>
          </table:table-cell>
          <table:table-cell table:formula="of:=IF([.E53]=&quot;&quot;;[.C53];CONCATENATE([.C53];&quot; / &quot;;[.E53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66 E-139-34-49.32</text:p>
          </table:table-cell>
          <table:table-cell table:formula="of:=IF([.E54]=&quot;&quot;;[.C54];CONCATENATE([.C54];&quot; / &quot;;[.E54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 table:style-name="ce12"/>
          <table:table-cell table:style-name="ce8"/>
          <table:table-cell/>
          <table:table-cell office:value-type="string">
            <text:p>N-35-35-28.33 E-139-34-49.6</text:p>
          </table:table-cell>
          <table:table-cell table:formula="of:=IF([.E55]=&quot;&quot;;[.C55];CONCATENATE([.C55];&quot; / &quot;;[.E55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9.19 E-139-34-49.54</text:p>
          </table:table-cell>
          <table:table-cell table:formula="of:=IF([.E56]=&quot;&quot;;[.C56];CONCATENATE([.C56];&quot; / &quot;;[.E56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68 E-139-34-49.6</text:p>
          </table:table-cell>
          <table:table-cell table:formula="of:=IF([.E57]=&quot;&quot;;[.C57];CONCATENATE([.C57];&quot; / &quot;;[.E57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64 E-139-34-49.6</text:p>
          </table:table-cell>
          <table:table-cell table:formula="of:=IF([.E58]=&quot;&quot;;[.C58];CONCATENATE([.C58];&quot; / &quot;;[.E58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64 E-139-34-49.6</text:p>
          </table:table-cell>
          <table:table-cell table:formula="of:=IF([.E59]=&quot;&quot;;[.C59];CONCATENATE([.C59];&quot; / &quot;;[.E59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57 E-139-34-49.54</text:p>
          </table:table-cell>
          <table:table-cell table:formula="of:=IF([.E60]=&quot;&quot;;[.C60];CONCATENATE([.C60];&quot; / &quot;;[.E60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61 E-139-34-49.38</text:p>
          </table:table-cell>
          <table:table-cell table:formula="of:=IF([.E61]=&quot;&quot;;[.C61];CONCATENATE([.C61];&quot; / &quot;;[.E61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/>
          <table:table-cell table:style-name="ce8"/>
          <table:table-cell table:formula="of:=[.F62]" office:value-type="string" office:string-value="N-35-35-27.13 E-139-34-47.73">
            <text:p>N-35-35-27.13 E-139-34-47.73</text:p>
          </table:table-cell>
          <table:table-cell office:value-type="string">
            <text:p>N-35-35-27.13 E-139-34-47.73</text:p>
          </table:table-cell>
          <table:table-cell table:formula="of:=IF([.E62]=&quot;&quot;;[.C62];CONCATENATE([.C62];&quot; / &quot;;[.E62]))" office:value-type="string" office:string-value=" / N-35-35-27.13 E-139-34-47.73">
            <text:p><text:s/>/ N-35-35-27.13 E-139-34-47.73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/>
          <table:table-cell table:style-name="ce8"/>
          <table:table-cell table:formula="of:=[.F63]" office:value-type="string" office:string-value="N-35-35-27.13 E-139-34-47.73">
            <text:p>N-35-35-27.13 E-139-34-47.73</text:p>
          </table:table-cell>
          <table:table-cell office:value-type="string">
            <text:p>N-35-35-27.13 E-139-34-47.73</text:p>
          </table:table-cell>
          <table:table-cell table:formula="of:=IF([.E63]=&quot;&quot;;[.C63];CONCATENATE([.C63];&quot; / &quot;;[.E63]))" office:value-type="string" office:string-value=" / N-35-35-27.13 E-139-34-47.73">
            <text:p><text:s/>/ N-35-35-27.13 E-139-34-47.73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/>
          <table:table-cell table:style-name="ce8"/>
          <table:table-cell table:formula="of:=[.F64]" office:value-type="string" office:string-value="N-35-35-27.13 E-139-34-47.73">
            <text:p>N-35-35-27.13 E-139-34-47.73</text:p>
          </table:table-cell>
          <table:table-cell office:value-type="string">
            <text:p>N-35-35-27.13 E-139-34-47.73</text:p>
          </table:table-cell>
          <table:table-cell table:formula="of:=IF([.E64]=&quot;&quot;;[.C64];CONCATENATE([.C64];&quot; / &quot;;[.E64]))" office:value-type="string" office:string-value=" / N-35-35-27.13 E-139-34-47.73">
            <text:p><text:s/>/ N-35-35-27.13 E-139-34-47.73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/>
          <table:table-cell table:style-name="ce8"/>
          <table:table-cell table:formula="of:=[.F65]" office:value-type="string" office:string-value="N-35-35-27.24 E-139-34-47.79">
            <text:p>N-35-35-27.24 E-139-34-47.79</text:p>
          </table:table-cell>
          <table:table-cell office:value-type="string">
            <text:p>N-35-35-27.24 E-139-34-47.79</text:p>
          </table:table-cell>
          <table:table-cell table:formula="of:=IF([.E65]=&quot;&quot;;[.C65];CONCATENATE([.C65];&quot; / &quot;;[.E65]))" office:value-type="string" office:string-value=" / N-35-35-27.24 E-139-34-47.79">
            <text:p><text:s/>/ N-35-35-27.24 E-139-34-47.79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/>
          <table:table-cell table:style-name="ce8"/>
          <table:table-cell table:formula="of:=[.F66]" office:value-type="string" office:string-value="N-35-35-27.24 E-139-34-47.79">
            <text:p>N-35-35-27.24 E-139-34-47.79</text:p>
          </table:table-cell>
          <table:table-cell office:value-type="string">
            <text:p>N-35-35-27.24 E-139-34-47.79</text:p>
          </table:table-cell>
          <table:table-cell table:formula="of:=IF([.E66]=&quot;&quot;;[.C66];CONCATENATE([.C66];&quot; / &quot;;[.E66]))" office:value-type="string" office:string-value=" / N-35-35-27.24 E-139-34-47.79">
            <text:p><text:s/>/ N-35-35-27.24 E-139-34-47.79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/>
          <table:table-cell table:style-name="ce8"/>
          <table:table-cell table:formula="of:=[.F67]" office:value-type="string" office:string-value="N-35-35-27.24 E-139-34-47.79">
            <text:p>N-35-35-27.24 E-139-34-47.79</text:p>
          </table:table-cell>
          <table:table-cell office:value-type="string">
            <text:p>N-35-35-27.24 E-139-34-47.79</text:p>
          </table:table-cell>
          <table:table-cell table:formula="of:=IF([.E67]=&quot;&quot;;[.C67];CONCATENATE([.C67];&quot; / &quot;;[.E67]))" office:value-type="string" office:string-value=" / N-35-35-27.24 E-139-34-47.79">
            <text:p><text:s/>/ N-35-35-27.24 E-139-34-47.79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26 E-139-34-49.0</text:p>
          </table:table-cell>
          <table:table-cell table:formula="of:=IF([.E68]=&quot;&quot;;[.C68];CONCATENATE([.C68];&quot; / &quot;;[.E68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78 E-139-34-49.38</text:p>
          </table:table-cell>
          <table:table-cell table:formula="of:=IF([.E69]=&quot;&quot;;[.C69];CONCATENATE([.C69];&quot; / &quot;;[.E69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 office:value-type="string">
            <text:p>N-35-35-28.72 E-139-34-49.71</text:p>
          </table:table-cell>
          <table:table-cell table:formula="of:=IF([.E70]=&quot;&quot;;[.C70];CONCATENATE([.C70];&quot; / &quot;;[.E70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9"/>
          <table:table-cell/>
          <table:table-cell/>
          <table:table-cell office:value-type="string">
            <text:p>N-35-35-28.46 E-139-34-49.05</text:p>
          </table:table-cell>
          <table:table-cell table:formula="of:=IF([.E71]=&quot;&quot;;[.C71];CONCATENATE([.C71];&quot; / &quot;;[.E71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9"/>
          <table:table-cell/>
          <table:table-cell/>
          <table:table-cell office:value-type="string">
            <text:p>N-35-35-28.46 E-139-34-49.05</text:p>
          </table:table-cell>
          <table:table-cell table:formula="of:=IF([.E72]=&quot;&quot;;[.C72];CONCATENATE([.C72];&quot; / &quot;;[.E72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9"/>
          <table:table-cell/>
          <table:table-cell/>
          <table:table-cell office:value-type="string">
            <text:p>N-35-35-28.44 E-139-34-49.32</text:p>
          </table:table-cell>
          <table:table-cell table:formula="of:=IF([.E73]=&quot;&quot;;[.C73];CONCATENATE([.C73];&quot; / &quot;;[.E73]))" office:value-type="float" office:value="0">
            <text:p>0</text:p>
          </table:table-cell>
          <table:table-cell table:number-columns-repeated="2"/>
        </table:table-row>
        <table:table-row table:style-name="ro8">
          <table:table-cell/>
          <table:table-cell table:style-name="ce9" table:number-columns-repeated="2"/>
          <table:table-cell/>
          <table:table-cell/>
          <table:table-cell office:value-type="string">
            <text:p>N-35-35-29.4 E-139-34-49.49</text:p>
          </table:table-cell>
          <table:table-cell table:formula="of:=IF([.E74]=&quot;&quot;;[.C72];CONCATENATE([.C72];&quot; / &quot;;[.E74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9"/>
          <table:table-cell/>
          <table:table-cell/>
          <table:table-cell office:value-type="string">
            <text:p>N-35-35-28.79 E-139-34-49.43</text:p>
          </table:table-cell>
          <table:table-cell table:formula="of:=IF([.E75]=&quot;&quot;;[.C75];CONCATENATE([.C75];&quot; / &quot;;[.E75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9"/>
          <table:table-cell/>
          <table:table-cell/>
          <table:table-cell office:value-type="string">
            <text:p>N-35-35-28.5 E-139-34-49.65</text:p>
          </table:table-cell>
          <table:table-cell table:formula="of:=IF([.E76]=&quot;&quot;;[.C76];CONCATENATE([.C76];&quot; / &quot;;[.E76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 office:value-type="string">
            <text:p>N-35-35-28.3 E-139-34-49.32</text:p>
          </table:table-cell>
          <table:table-cell table:formula="of:=IF([.E77]=&quot;&quot;;[.C77];CONCATENATE([.C77];&quot; / &quot;;[.E77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9"/>
          <table:table-cell/>
          <table:table-cell/>
          <table:table-cell/>
          <table:table-cell table:formula="of:=IF([.E78]=&quot;&quot;;[.C78];CONCATENATE([.C78];&quot; / &quot;;[.E78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9"/>
          <table:table-cell/>
          <table:table-cell/>
          <table:table-cell office:value-type="string">
            <text:p>N-35-35-28.85 E-139-34-49.22</text:p>
          </table:table-cell>
          <table:table-cell table:formula="of:=IF([.E79]=&quot;&quot;;[.C79];CONCATENATE([.C79];&quot; / &quot;;[.E79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9"/>
          <table:table-cell/>
          <table:table-cell/>
          <table:table-cell office:value-type="string">
            <text:p>N-35-35-28.85 E-139-34-49.22</text:p>
          </table:table-cell>
          <table:table-cell table:formula="of:=IF([.E80]=&quot;&quot;;[.C80];CONCATENATE([.C80];&quot; / &quot;;[.E80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9"/>
          <table:table-cell/>
          <table:table-cell/>
          <table:table-cell office:value-type="string">
            <text:p>N-35-35-28.79 E-139-34-49.16</text:p>
          </table:table-cell>
          <table:table-cell table:formula="of:=IF([.E81]=&quot;&quot;;[.C81];CONCATENATE([.C81];&quot; / &quot;;[.E81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/>
          <table:table-cell/>
          <table:table-cell/>
          <table:table-cell office:value-type="string">
            <text:p>N-35-35-28.85 E-139-34-49.22</text:p>
          </table:table-cell>
          <table:table-cell table:formula="of:=IF([.E82]=&quot;&quot;;[.C82];CONCATENATE([.C82];&quot; / &quot;;[.E82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 office:value-type="string">
            <text:p>N-35-35-28.85 E-139-34-49.22</text:p>
          </table:table-cell>
          <table:table-cell table:formula="of:=IF([.E83]=&quot;&quot;;[.C83];CONCATENATE([.C83];&quot; / &quot;;[.E83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9"/>
          <table:table-cell/>
          <table:table-cell/>
          <table:table-cell office:value-type="string">
            <text:p>N-35-35-28.86 E-139-34-49.22</text:p>
          </table:table-cell>
          <table:table-cell table:formula="of:=IF([.E84]=&quot;&quot;;[.C84];CONCATENATE([.C84];&quot; / &quot;;[.E84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9"/>
          <table:table-cell/>
          <table:table-cell/>
          <table:table-cell office:value-type="string">
            <text:p>N-35-35-28.97 E-139-34-49.32</text:p>
          </table:table-cell>
          <table:table-cell table:formula="of:=IF([.E85]=&quot;&quot;;[.C85];CONCATENATE([.C85];&quot; / &quot;;[.E85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9"/>
          <table:table-cell/>
          <table:table-cell/>
          <table:table-cell office:value-type="string">
            <text:p>N-35-35-28.89 E-139-34-49.27</text:p>
          </table:table-cell>
          <table:table-cell table:formula="of:=IF([.E86]=&quot;&quot;;[.C86];CONCATENATE([.C86];&quot; / &quot;;[.E86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9"/>
          <table:table-cell/>
          <table:table-cell table:formula="of:=IF([.D87]&lt;&gt;&quot;&quot;;[.D87];&quot;&quot;)">
            <text:p/>
          </table:table-cell>
          <table:table-cell/>
          <table:table-cell table:formula="of:=IF([.E87]=&quot;&quot;;[.C87];CONCATENATE([.C87];&quot; / &quot;;[.E87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9"/>
          <table:table-cell/>
          <table:table-cell table:formula="of:=IF([.D88]&lt;&gt;&quot;&quot;;[.D88];&quot;&quot;)">
            <text:p/>
          </table:table-cell>
          <table:table-cell/>
          <table:table-cell table:formula="of:=IF([.E88]=&quot;&quot;;[.C88];CONCATENATE([.C88];&quot; / &quot;;[.E88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 table:formula="of:=IF([.D89]&lt;&gt;&quot;&quot;;[.D89];&quot;&quot;)">
            <text:p/>
          </table:table-cell>
          <table:table-cell/>
          <table:table-cell table:formula="of:=IF([.E89]=&quot;&quot;;[.C89];CONCATENATE([.C89];&quot; / &quot;;[.E89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90]=&quot;&quot;;[.C90];CONCATENATE([.C90];&quot; / &quot;;[.E90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9"/>
          <table:table-cell/>
          <table:table-cell/>
          <table:table-cell/>
          <table:table-cell table:formula="of:=IF([.E91]=&quot;&quot;;[.C91];CONCATENATE([.C91];&quot; / &quot;;[.E91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92]=&quot;&quot;;[.C92];CONCATENATE([.C92];&quot; / &quot;;[.E92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93]=&quot;&quot;;[.C93];CONCATENATE([.C93];&quot; / &quot;;[.E93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94]=&quot;&quot;;[.C94];CONCATENATE([.C94];&quot; / &quot;;[.E94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95]=&quot;&quot;;[.C95];CONCATENATE([.C95];&quot; / &quot;;[.E95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96]=&quot;&quot;;[.C96];CONCATENATE([.C96];&quot; / &quot;;[.E96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97]=&quot;&quot;;[.C97];CONCATENATE([.C97];&quot; / &quot;;[.E97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98]=&quot;&quot;;[.C98];CONCATENATE([.C98];&quot; / &quot;;[.E98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99]=&quot;&quot;;[.C99];CONCATENATE([.C99];&quot; / &quot;;[.E99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00]=&quot;&quot;;[.C100];CONCATENATE([.C100];&quot; / &quot;;[.E100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01]=&quot;&quot;;[.C101];CONCATENATE([.C101];&quot; / &quot;;[.E101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02]=&quot;&quot;;[.C102];CONCATENATE([.C102];&quot; / &quot;;[.E102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03]=&quot;&quot;;[.C103];CONCATENATE([.C103];&quot; / &quot;;[.E103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04]=&quot;&quot;;[.C104];CONCATENATE([.C104];&quot; / &quot;;[.E104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05]=&quot;&quot;;[.C105];CONCATENATE([.C105];&quot; / &quot;;[.E105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06]=&quot;&quot;;[.C106];CONCATENATE([.C106];&quot; / &quot;;[.E106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07]=&quot;&quot;;[.C107];CONCATENATE([.C107];&quot; / &quot;;[.E107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08]=&quot;&quot;;[.C108];CONCATENATE([.C108];&quot; / &quot;;[.E108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09]=&quot;&quot;;[.C109];CONCATENATE([.C109];&quot; / &quot;;[.E109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10]=&quot;&quot;;[.C110];CONCATENATE([.C110];&quot; / &quot;;[.E110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11]=&quot;&quot;;[.C111];CONCATENATE([.C111];&quot; / &quot;;[.E111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12]=&quot;&quot;;[.C112];CONCATENATE([.C112];&quot; / &quot;;[.E112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13]=&quot;&quot;;[.C113];CONCATENATE([.C113];&quot; / &quot;;[.E113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14]=&quot;&quot;;[.C114];CONCATENATE([.C114];&quot; / &quot;;[.E114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 table:number-columns-repeated="3"/>
          <table:table-cell table:formula="of:=IF([.E119]=&quot;&quot;;[.C119];CONCATENATE([.C119];&quot; / &quot;;[.E119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16]=&quot;&quot;;[.C116];CONCATENATE([.C116];&quot; / &quot;;[.E116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17]=&quot;&quot;;[.C117];CONCATENATE([.C117];&quot; / &quot;;[.E117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18]=&quot;&quot;;[.C118];CONCATENATE([.C118];&quot; / &quot;;[.E118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19]=&quot;&quot;;[.C119];CONCATENATE([.C119];&quot; / &quot;;[.E119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20]=&quot;&quot;;[.C120];CONCATENATE([.C120];&quot; / &quot;;[.E120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1]=&quot;&quot;;[.C121];CONCATENATE([.C121];&quot; / &quot;;[.E121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2]=&quot;&quot;;[.C122];CONCATENATE([.C122];&quot; / &quot;;[.E122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3]=&quot;&quot;;[.C123];CONCATENATE([.C123];&quot; / &quot;;[.E123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4]=&quot;&quot;;[.C124];CONCATENATE([.C124];&quot; / &quot;;[.E124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5]=&quot;&quot;;[.C125];CONCATENATE([.C125];&quot; / &quot;;[.E125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6]=&quot;&quot;;[.C126];CONCATENATE([.C126];&quot; / &quot;;[.E126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7]=&quot;&quot;;[.C127];CONCATENATE([.C127];&quot; / &quot;;[.E127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8]=&quot;&quot;;[.C128];CONCATENATE([.C128];&quot; / &quot;;[.E128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9]=&quot;&quot;;[.C129];CONCATENATE([.C129];&quot; / &quot;;[.E129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0]=&quot;&quot;;[.C130];CONCATENATE([.C130];&quot; / &quot;;[.E130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6"/>
          <table:table-cell/>
          <table:table-cell table:style-name="Default"/>
          <table:table-cell table:style-name="Default"/>
          <table:table-cell table:formula="of:=IF([.E131]=&quot;&quot;;[.C131];CONCATENATE([.C131];&quot; / &quot;;[.E131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formula="of:=IF([.E132]=&quot;&quot;;[.C132];CONCATENATE([.C132];&quot; / &quot;;[.E132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formula="of:=IF([.E133]=&quot;&quot;;[.C133];CONCATENATE([.C133];&quot; / &quot;;[.E133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4]=&quot;&quot;;[.C134];CONCATENATE([.C134];&quot; / &quot;;[.E134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5]=&quot;&quot;;[.C135];CONCATENATE([.C135];&quot; / &quot;;[.E135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9"/>
          <table:table-cell/>
          <table:table-cell table:style-name="Default"/>
          <table:table-cell table:style-name="Default"/>
          <table:table-cell table:formula="of:=IF([.E136]=&quot;&quot;;[.C136];CONCATENATE([.C136];&quot; / &quot;;[.E136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7]=&quot;&quot;;[.C137];CONCATENATE([.C137];&quot; / &quot;;[.E137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 table:style-name="Default"/>
          <table:table-cell table:style-name="Default"/>
          <table:table-cell table:formula="of:=IF([.E138]=&quot;&quot;;[.C138];CONCATENATE([.C138];&quot; / &quot;;[.E138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9]=&quot;&quot;;[.C139];CONCATENATE([.C139];&quot; / &quot;;[.E139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number-columns-repeated="2"/>
          <table:table-cell table:style-name="ce21" office:value-type="float" office:value="19">
            <text:p>19</text:p>
          </table:table-cell>
          <table:table-cell office:value-type="string">
            <text:p>current</text:p>
          </table:table-cell>
          <table:table-cell table:style-name="Default" table:number-columns-repeated="3"/>
          <table:table-cell table:number-columns-repeated="2"/>
        </table:table-row>
        <table:table-row table:style-name="ro10">
          <table:table-cell table:number-columns-repeated="2"/>
          <table:table-cell table:style-name="ce22" office:value-type="float" office:value="19">
            <text:p>19</text:p>
          </table:table-cell>
          <table:table-cell office:value-type="string">
            <text:p>new</text:p>
          </table:table-cell>
          <table:table-cell table:style-name="Default" table:number-columns-repeated="3"/>
          <table:table-cell table:number-columns-repeated="2"/>
        </table:table-row>
        <table:table-row table:style-name="ro10">
          <table:table-cell table:number-columns-repeated="2"/>
          <table:table-cell table:style-name="ce22" office:value-type="float" office:value="19">
            <text:p>19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 table:number-rows-repeated="3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office:value-type="string">
            <text:p>*** stats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4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23" table:formula="of:=COUNTBLANK([.$C$2:.C19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4"/>
          <table:table-cell table:style-name="ce13" office:value-type="string">
            <text:p>-*</text:p>
          </table:table-cell>
          <table:table-cell table:style-name="ce23" table:formula="of:=COUNTIF([.$C$2:.$C19];&quot;-\*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4"/>
          <table:table-cell table:style-name="ce14" office:value-type="string">
            <text:p>XXX</text:p>
          </table:table-cell>
          <table:table-cell table:style-name="ce23" table:formula="of:=SUM(sumOf_XXXs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4"/>
          <table:table-cell table:style-name="ce13" office:value-type="string">
            <text:p>total</text:p>
          </table:table-cell>
          <table:table-cell table:style-name="ce23" table:formula="of:=COUNTA([.$B$2:.$B19])" office:value-type="float" office:value="18">
            <text:p>18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4"/>
          <table:table-cell table:style-name="ce15" office:value-type="string">
            <text:p>blanks</text:p>
          </table:table-cell>
          <table:table-cell table:style-name="ce24"/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4"/>
          <table:table-cell table:style-name="ce14" office:value-type="string">
            <text:p>:m XXX</text:p>
          </table:table-cell>
          <table:table-cell table:style-name="ce23" table:formula="of:=COUNTIF([.$C$2:.$C19];XXX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4"/>
          <table:table-cell table:style-name="ce13" office:value-type="string">
            <text:p>:m music / log / kb / </text:p>
          </table:table-cell>
          <table:table-cell table:style-name="ce23" table:formula="of:=COUNTIF([.$C$2:.$C19];XXX_music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4"/>
          <table:table-cell table:style-name="ce13" office:value-type="string">
            <text:p>:m XXX</text:p>
          </table:table-cell>
          <table:table-cell table:style-name="ce23" table:formula="of:=COUNTIF([.$C$2:.$C19];&quot;:m XXX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4"/>
          <table:table-cell table:style-name="ce13" office:value-type="string">
            <text:p>:m X-X</text:p>
          </table:table-cell>
          <table:table-cell table:style-name="ce23" table:formula="of:=COUNTIF([.$C$2:.$C19];&quot;:m X-X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4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23" table:formula="of:=COUNTIF([.$C$2:.$C19];[.B198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4">
          <table:table-cell table:style-name="ce4"/>
          <table:table-cell table:style-name="ce13" office:value-type="string">
            <text:p>:bookmemo / 読んだ本 / 『』 / 著者=XXX</text:p>
          </table:table-cell>
          <table:table-cell table:style-name="ce23" table:formula="of:=COUNTIF([.$C$2:.$C14];[.B199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table:style-name="ce16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 office:value-type="string">
            <text:p>*</text:p>
          </table:table-cell>
          <table:table-cell table:style-name="ce9" office:value-type="string">
            <text:p>:m 1-2*5 RES / 245 / 『相対性理論』　メラー　永田恒夫、伊藤大介、訳 / p.81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食べた物　間食 / とうふ、切干、ひじき　魚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食べた物　間食 / とうふ、こんにゃく、切干、ひじき　魚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4">
          <table:table-cell table:style-name="ce5"/>
          <table:table-cell table:style-name="ce9" office:value-type="string">
            <text:p>:m 食べた物　間食 / ヨーグルト / +=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食べた物　間食 / 味噌スープ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食べた物　間食 / カップヌードル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記録 / お酒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4">
          <table:table-cell table:style-name="ce5"/>
          <table:table-cell table:style-name="ce9" office:value-type="string">
            <text:p>:m 記録 / 身体 / 足の裏 / 水虫 / 右足 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記録 / 身体 / 右足、かかと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記録 / 身体 / 右手、親指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記録 / 身体 / 鼻柱、根元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記録 / 身体 / 瞼の裏 / 左目</text:p>
          </table:table-cell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記録 / 身体 / 瞼の裏 / 右目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記録 / 身体 / 口角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記録 / 身体 / 顔、ぶつけた跡、ケガ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記録 / 身体 / 瞼、ひび割れ / 左目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記録 / 身体 / 瞼、ひび割れ / 左目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記録 / 身体 / 耳、左 / 腫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記録 / 身体 / 目尻 / ひび割れ</text:p>
          </table:table-cell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記録 / 身体 / 足の裏 / ツボ押しのあと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髪の毛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music / log / kb / s.1:free,N,flow,R=1 s.2:g.h.,N,R=2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/>
          <table:table-cell table:style-name="ce10" office:value-type="string">
            <text:p>:m other / log / 寝る前　ウェブ閲覧　記録　（for オナニー） / 未了 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 office:value-type="string">
            <text:p>*</text:p>
          </table:table-cell>
          <table:table-cell table:style-name="ce11" office:value-type="string">
            <text:p>:m :PHOTO 起きた時刻 / 2019</text:p>
          </table:table-cell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4">
          <table:table-cell table:style-name="ce5"/>
          <table:table-cell table:style-name="ce9" office:value-type="string">
            <text:p>:m :PHOTO 寝た時刻 / 20190213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diary / 20181124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見た夢 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17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4">
          <table:table-cell table:style-name="ce5"/>
          <table:table-cell table:style-name="ce9" office:value-type="string">
            <text:p>:diary / memo / 20181127 / やりたいこと / (K,)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4">
          <table:table-cell table:style-name="ce5"/>
          <table:table-cell table:style-name="ce9" office:value-type="string">
            <text:p>:diary / notes / 20181130 / (K,C,R,P,)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4">
          <table:table-cell table:style-name="ce5"/>
          <table:table-cell table:style-name="ce9" office:value-type="string">
            <text:p>:diary / diary / 20181206 / (K,C,P,R,)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music / log / kb / score / free / id=GO9M / page.2 / block-2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/ daylog メモ / 190418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 office:value-type="string">
            <text:p>*</text:p>
          </table:table-cell>
          <table:table-cell table:style-name="ce18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4">
          <table:table-cell table:style-name="ce5"/>
          <table:table-cell table:style-name="ce9" office:value-type="string">
            <text:p>:m art / dessin / D-17 8# / des.竹林、巻雲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tome/ (J*) / 人がやらないものを手がける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5" office:value-type="string">
            <text:p>:m :th / 「次元」が違うんじゃない、「位相」が違う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5" office:value-type="string">
            <text:p>:m :lets / action activity / やること / 数学研究、物理研究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5" office:value-type="string">
            <text:p>:i FX / coding / gen_model_pattern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 table:number-columns-repeated="2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5" office:value-type="string">
            <text:p>https://user.lolipop.jp/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5" office:value-type="string">
            <text:p>https://mysqladmin.lolipop.jp/pma/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5" office:value-type="string">
            <text:p>DELETE FROM ifm11 WHERE _id &lt;= 36673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5"/>
          <table:table-cell table:style-name="ce5" office:value-type="string">
            <text:p>DELETE FROM ifm11 WHERE _id &lt;= 34748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5"/>
          <table:table-cell table:style-name="ce5" office:value-type="string">
            <text:p>SELECT * FROM ifm11 WHERE memos == '-*' ORDER BY file_name DESC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4">
          <table:table-cell table:style-name="ce6" office:value-type="string">
            <text:p>*</text:p>
          </table:table-cell>
          <table:table-cell table:style-name="ce19" office:value-type="string">
            <text:p>=IF(E2="";C2;CONCATENATE(C2;" / ";E2))</text:p>
          </table:table-cell>
          <table:table-cell table:style-name="ce6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5">
          <table:table-cell/>
          <table:table-cell table:style-name="ce9" office:value-type="string">
            <text:p>:m 1-2*2 RES / 245 / 『税金をしゃぶり尽くす闇人脈』　矢島正孝、一ノ宮美成＋グループ・K21 / p.126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office:value-type="string">
            <text:p>Steps 20190324_111241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office:value-type="string">
            <text:p>col.E</text:p>
          </table:table-cell>
          <table:table-cell table:style-name="Default" office:value-type="string">
            <text:p>=F23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office:value-type="string">
            <text:p>col.G</text:p>
          </table:table-cell>
          <table:table-cell table:style-name="Default" office:value-type="string">
            <text:p>copy to col.C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office:value-type="string">
            <text:p>python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office:value-type="string">
            <text:p>import random as rd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office:value-type="string">
            <text:p>n = 6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office:value-type="string">
            <text:p>rd.randint(1,n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office:value-type="string">
            <text:p>lo_RDINT = []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office:value-type="string">
            <text:p>for s in range(1,n) : 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office:value-type="string">
            <text:p><text:s text:c="2"/>R = rd.randint(1,n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office:value-type="string">
            <text:p><text:s text:c="2"/>lo_RDINT.append(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office:value-type="string">
            <text:p>print(lo_RDINT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54:Sheet1.C159" table:on-update-keep-styles="true" table:on-update-keep-size="false"/>
        <table:database-range table:name="XXX" table:target-range-address="Sheet1.B154:Sheet1.B154" table:on-update-keep-styles="true" table:on-update-keep-size="false"/>
        <table:database-range table:name="XXX_music" table:target-range-address="Sheet1.B155:Sheet1.B15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8">2019/05/08</text:date>, <text:time>11:57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05-08T11:57:34.38</dc:date>
    <dc:creator>iwabuchi ken</dc:creator>
    <meta:editing-duration>P8DT11H18M17S</meta:editing-duration>
    <meta:editing-cycles>3536</meta:editing-cycles>
    <meta:document-statistic meta:table-count="1" meta:cell-count="633" meta:object-count="0"/>
  </office:meta>
</office:document-meta>
</file>